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text:span text:style-name="T1">Summary</text:span>: Here we present a computational protocol to analyse the promoter regions of a given set of co-expressed genes, and its implementation by developing a set of Web services that are compliant with MOBY specifications. The main goal of this study is to show that in-silico experiments of genomic data can be done in an automatized manner using Web resources.</text:p>
      <text:p text:style-name="P2"><text:tab/><text:span text:style-name="T1">Availability</text:span>: <text:a xlink:type="simple" xlink:href="http://genome.imim.es/webservices/index.html">http://genome.imim.es/webservices/index.html</text:a></text:p>
      <text:p text:style-name="P2"><text:tab/><text:span text:style-name="T1">Contact</text:span>: <text:a xlink:type="simple" xlink:href="mailto:arnaud.kerhornou@crg.es">arnaud.kerhornou@crg.es</text:a>, roderic.guigo@crg.es</text:p>
      <text:p text:style-name="P2"><text:tab/></text:p>
      <text:p text:style-name="P2"/>
      <text:p text:style-name="P3">Introduction</text:p>
      <text:p text:style-name="P2"/>
      <text:p text:style-name="P2"><text:tab/>With the completion of many sequencing projects, there are a tremendous amount of data and, coming along, of analysis methods that are being made available through the Web to the scientific community. If these resources are of great help for retrieval of data, or quick hypothesis verification, they are mostly used through manual execution and can not be applied for automated tasks. This implies some drawbacks, such as slowness and being error-prone when executed repeatedly.</text:p>
      <text:p text:style-name="P2"><text:tab/></text:p>
      <text:p text:style-name="P2"><text:tab/>In-silico experiments can be seen as ...</text:p>
      <text:p text:style-name="P2"><text:tab/></text:p>
      <text:p text:style-name="P2"><text:tab/>In this regard, Web services architecture (Ref: Web Services Architecture</text:p>
      <text:p text:style-name="P2"><text:s/>specifications document, http://www.w3.org/TR/ws-arch/) have emerged to provide programmatic access to remote resources, thus allowing users to perform in-silico experiments through the Web (Stevens R. et al, 2003).</text:p>
      <text:p text:style-name="P2"><text:tab/></text:p>
      <text:p text:style-name="P2"><text:tab/>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GA et al. 2003). <text:span text:style-name="T2">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WW et al, 2004).</text:span></text:p>
      <text:p text:style-name="P4"/>
      <text:p text:style-name="P4"><text:tab/>Here we present a protocol based on the processing of the pairwise alignments of TFBSs maps, using the implementation of an algorithm that has been described by Blanco E. et al, 2005. The purpose of this procedure is to group together genes that are regulated by the same transcription factors, and to define, for each of these groups, a consensus transcriptional regulatory pattern.</text:p>
      <text:p text:style-name="P4"/>
      <text:p text:style-name="P4"><text:tab/>Protocol Description:</text:p>
      <text:p text:style-name="P4"><text:tab/>In the first step, the upstream sequence of a list of gene identifiers is automatically extracted from the Ensembl database (Birney et al, NAR 2006). It is also possible to give directly upstream sequences in FASTA format. The second step is the search for putative TFBSs in the upstream sequences. Two public position weight matrices (PWMs) libraries are available, Jaspar (Matys V. et al., 2003) and Transfac (v6.4) (Sandelin A. et al., 2004). This step is performed using MatScan software (E. Blanco, unpublished). The third step performs the pairwise alignments of the TFBSs maps using meta-alignment software (E. Blanco et al., 2005). In the fourth step, the pairwise alignment scores are parsed to generate a score matrix. In the fifth step, a K-means clustering is applied to partition the gene space into clusters according to the the score of the alignments of the TFBSs maps. This step is performed using Cluster v3.0 software (de Hoon M.J.L, 2004), originally written by Eisen M. (PNAS, 1998). Finally, for each gene cluster, the sixth step consists in running the multiple meta-alignment software (E. Blanco et al., submitted) to define a consensus “transcriptional regulatory pattern”.</text:p>
      <text:p text:style-name="P4"/>
      <text:p text:style-name="P3">Implementation and Results on a control dataset</text:p>
      <text:p text:style-name="P3"/>
      <text:p text:style-name="P4"><text:tab/>As each step of this procedure can be described by formally defining the input, the output and what needs to be processed, we have designed and implemented all the steps as Web services, following MOBY specifications (Wilkinson M. et al., 2002).</text:p>
      <text:p text:style-name="P4">To facilitate the execution of this protocol, a data submission Web page has been setup at the following URL,</text:p>
      <text:p text:style-name="P4"><text:a xlink:type="simple" xlink:href="http://genome.imim.es/webservices/workflows/gene_clustering.html">http://genome.imim.es/webservices/workflows/gene_clustering.html</text:a>. It is also possible to use the stand-alone application called Taverna (Oinn T et al., ) or the Web-based tool called Remora (Carrere et al, 2005). The advantage of these applications is the possibility of producing and executing user-defined workflows, by combining not only our resources, but also any Web resources that have been developed by the MOBY community.</text:p>
      <text:p text:style-name="P4"><text:tab/></text:p>
      <text:p text:style-name="P3">Discussion</text:p>
      <text:p text:style-name="P4"/>
      <text:p text:style-name="P4"><text:tab/>Web services technology look promising to federate computational Bioinformatics resources through the Web. Here we have applied the MOBY framework to develop a set of Web services that can be combined together to allow the execution of a pipeline of analysis of the promoter regions of co-expressed genes. Such developments would strongly contribute to the reproducibility of in-silico experiments. Furthermore, Because Web services are formally described and their description is published in a central repository, this would also contribute in facilitating their discovery. Finally, unified framework would facilitate programmatic access to remote resources.</text:p>
      <text:p text:style-name="P4"/>
      <text:p text:style-name="P4"><text:s/>Framework Limits ? =&gt; asynchronous protocol, robustness, security...</text:p>
      <text:p text:style-name="P4"/>
      <text:p text:style-name="P4">Protocol limits to mention ?</text:p>
      <text:p text:style-name="P4"><text:s/>The fact that co-expressed genes are difficult to cluster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Bitstream Vera Serif" fo:font-size="24pt" fo:font-weight="bold" style:font-name-asian="Bitstream Vera Sans1"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erif" fo:font-size="18pt" fo:font-weight="bold" style:font-name-asian="Bitstream Vera Sans1" style:font-size-asian="18pt" style:font-weight-asian="bold" style:font-name-complex="Lucidasans" style:font-size-complex="18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07-17T11:23:40</meta:creation-date>
    <dc:creator>Arnaud Kerhornou</dc:creator>
    <dc:date>2006-11-25T20:30:24</dc:date>
    <meta:printed-by>Arnaud Kerhornou</meta:printed-by>
    <meta:print-date>2006-08-10T11:45:12</meta:print-date>
    <dc:language>en-US</dc:language>
    <meta:editing-cycles>77</meta:editing-cycles>
    <meta:editing-duration>P3DT9H13M27S</meta:editing-duration>
    <meta:user-defined meta:name="Info 1"/>
    <meta:user-defined meta:name="Info 2"/>
    <meta:user-defined meta:name="Info 3"/>
    <meta:user-defined meta:name="Info 4"/>
    <meta:document-statistic meta:table-count="0" meta:image-count="0" meta:object-count="0" meta:page-count="3" meta:paragraph-count="27" meta:word-count="892" meta:character-count="5740"/>
  </office:meta>
</office:document-meta>
</file>